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e9f" officeooo:paragraph-rsid="000c1e9f"/>
    </style:style>
    <style:style style:name="P2" style:family="paragraph" style:parent-style-name="Standard">
      <style:text-properties fo:font-weight="bold" officeooo:rsid="000c1e9f" officeooo:paragraph-rsid="000c1e9f" fo:background-color="#ffff00" style:font-weight-asian="bold" style:font-weight-complex="bold"/>
    </style:style>
    <style:style style:name="P3" style:family="paragraph" style:parent-style-name="Standard">
      <style:text-properties fo:color="#c9211e" fo:font-weight="bold" officeooo:rsid="000c1e9f" officeooo:paragraph-rsid="000c1e9f" fo:background-color="#ffff00" style:font-weight-asian="bold" style:font-weight-complex="bold"/>
    </style:style>
    <style:style style:name="P4" style:family="paragraph" style:parent-style-name="Standard">
      <style:text-properties style:use-window-font-color="true" fo:font-weight="normal" officeooo:rsid="000c1e9f" officeooo:paragraph-rsid="000c1e9f" fo:background-color="#ffffff" style:font-weight-asian="normal" style:font-weight-complex="normal"/>
    </style:style>
    <style:style style:name="P5" style:family="paragraph" style:parent-style-name="Standard">
      <style:text-properties style:use-window-font-color="true" fo:font-weight="normal" officeooo:rsid="000dbd4d" officeooo:paragraph-rsid="000dbd4d" fo:background-color="#ffffff" style:font-weight-asian="normal" style:font-weight-complex="normal"/>
    </style:style>
    <style:style style:name="P6" style:family="paragraph" style:parent-style-name="Standard">
      <style:text-properties style:use-window-font-color="true" fo:font-weight="normal" officeooo:rsid="000ebda5" officeooo:paragraph-rsid="000ebda5" fo:background-color="#ffffff" style:font-weight-asian="normal" style:font-weight-complex="normal"/>
    </style:style>
    <style:style style:name="P7" style:family="paragraph" style:parent-style-name="Standard">
      <style:text-properties style:use-window-font-color="true" fo:font-weight="normal" officeooo:rsid="000ebda5" officeooo:paragraph-rsid="000f3622" fo:background-color="#ffffff" style:font-weight-asian="normal" style:font-weight-complex="normal"/>
    </style:style>
    <style:style style:name="P8" style:family="paragraph" style:parent-style-name="Standard">
      <style:text-properties style:use-window-font-color="true" fo:font-weight="normal" officeooo:rsid="000f3622" officeooo:paragraph-rsid="000f3622" fo:background-color="#ffffff" style:font-weight-asian="normal" style:font-weight-complex="normal"/>
    </style:style>
    <style:style style:name="P9" style:family="paragraph" style:parent-style-name="Standard">
      <style:text-properties style:use-window-font-color="true" fo:font-weight="normal" officeooo:rsid="00187e76" officeooo:paragraph-rsid="00187e76" fo:background-color="#ffffff" style:font-weight-asian="normal" style:font-weight-complex="normal"/>
    </style:style>
    <style:style style:name="P10" style:family="paragraph" style:parent-style-name="Standard">
      <style:text-properties style:use-window-font-color="true" fo:font-weight="normal" officeooo:rsid="000dbd4d" officeooo:paragraph-rsid="000dbd4d" fo:background-color="#8b0000" style:font-weight-asian="normal" style:font-weight-complex="normal"/>
    </style:style>
    <style:style style:name="P11" style:family="paragraph" style:parent-style-name="Standard">
      <style:text-properties style:use-window-font-color="true" fo:font-weight="normal" officeooo:rsid="000f3622" officeooo:paragraph-rsid="000f3622" fo:background-color="transparent" style:font-weight-asian="normal" style:font-weight-complex="normal"/>
    </style:style>
    <style:style style:name="P12" style:family="paragraph" style:parent-style-name="Standard">
      <style:text-properties style:use-window-font-color="true" fo:font-weight="normal" officeooo:rsid="00119a66" officeooo:paragraph-rsid="00119a66" fo:background-color="transparent" style:font-weight-asian="normal" style:font-weight-complex="normal"/>
    </style:style>
    <style:style style:name="P13" style:family="paragraph" style:parent-style-name="Standard">
      <style:text-properties style:use-window-font-color="true" fo:font-weight="normal" officeooo:rsid="00119a66" officeooo:paragraph-rsid="00130a4a" fo:background-color="transparent" style:font-weight-asian="normal" style:font-weight-complex="normal"/>
    </style:style>
    <style:style style:name="P14" style:family="paragraph" style:parent-style-name="Standard">
      <style:text-properties style:use-window-font-color="true" fo:font-weight="normal" officeooo:rsid="00130a4a" officeooo:paragraph-rsid="00119a66" fo:background-color="transparent" style:font-weight-asian="normal" style:font-weight-complex="normal"/>
    </style:style>
    <style:style style:name="P15" style:family="paragraph" style:parent-style-name="Standard">
      <style:text-properties style:use-window-font-color="true" fo:font-weight="normal" officeooo:rsid="00134a95" officeooo:paragraph-rsid="00134a95" fo:background-color="transparent" style:font-weight-asian="normal" style:font-weight-complex="normal"/>
    </style:style>
    <style:style style:name="P16" style:family="paragraph" style:parent-style-name="Standard">
      <style:text-properties style:use-window-font-color="true" fo:font-weight="normal" officeooo:rsid="0013d543" officeooo:paragraph-rsid="0013d543" fo:background-color="transparent" style:font-weight-asian="normal" style:font-weight-complex="normal"/>
    </style:style>
    <style:style style:name="P17" style:family="paragraph" style:parent-style-name="Standard">
      <style:text-properties style:use-window-font-color="true" fo:font-weight="normal" officeooo:rsid="0014c1e6" officeooo:paragraph-rsid="0014c1e6" fo:background-color="transparent" style:font-weight-asian="normal" style:font-weight-complex="normal"/>
    </style:style>
    <style:style style:name="P18" style:family="paragraph" style:parent-style-name="Standard">
      <style:text-properties style:use-window-font-color="true" fo:font-weight="normal" officeooo:rsid="0014c1e6" officeooo:paragraph-rsid="0014d44e" fo:background-color="transparent" style:font-weight-asian="normal" style:font-weight-complex="normal"/>
    </style:style>
    <style:style style:name="P19" style:family="paragraph" style:parent-style-name="Standard">
      <style:text-properties style:use-window-font-color="true" fo:font-weight="normal" officeooo:rsid="0014c1e6" officeooo:paragraph-rsid="00153c7b" fo:background-color="transparent" style:font-weight-asian="normal" style:font-weight-complex="normal"/>
    </style:style>
    <style:style style:name="P20" style:family="paragraph" style:parent-style-name="Standard">
      <style:text-properties style:use-window-font-color="true" fo:font-weight="normal" officeooo:rsid="0014c1e6" officeooo:paragraph-rsid="0019a20b" fo:background-color="transparent" style:font-weight-asian="normal" style:font-weight-complex="normal"/>
    </style:style>
    <style:style style:name="P21" style:family="paragraph" style:parent-style-name="Standard">
      <style:text-properties style:use-window-font-color="true" fo:font-weight="normal" officeooo:rsid="0014d44e" officeooo:paragraph-rsid="0014d44e" fo:background-color="transparent" style:font-weight-asian="normal" style:font-weight-complex="normal"/>
    </style:style>
    <style:style style:name="P22" style:family="paragraph" style:parent-style-name="Standard">
      <style:text-properties style:use-window-font-color="true" fo:font-weight="normal" officeooo:rsid="00153c7b" officeooo:paragraph-rsid="00153c7b" fo:background-color="transparent" style:font-weight-asian="normal" style:font-weight-complex="normal"/>
    </style:style>
    <style:style style:name="P23" style:family="paragraph" style:parent-style-name="Standard">
      <style:text-properties style:use-window-font-color="true" fo:font-weight="normal" officeooo:rsid="00119a66" officeooo:paragraph-rsid="00119a66" fo:background-color="#008080" style:font-weight-asian="normal" style:font-weight-complex="normal"/>
    </style:style>
    <style:style style:name="P24" style:family="paragraph" style:parent-style-name="Standard">
      <style:text-properties style:use-window-font-color="true" fo:font-weight="normal" officeooo:rsid="000f3622" officeooo:paragraph-rsid="000f3622" fo:background-color="#000080" style:font-weight-asian="normal" style:font-weight-complex="normal"/>
    </style:style>
    <style:style style:name="P25" style:family="paragraph" style:parent-style-name="Standard">
      <style:text-properties style:use-window-font-color="true" fo:font-weight="normal" officeooo:rsid="00153c7b" officeooo:paragraph-rsid="00153c7b" fo:background-color="#800000" style:font-weight-asian="normal" style:font-weight-complex="normal"/>
    </style:style>
    <style:style style:name="P26" style:family="paragraph" style:parent-style-name="Standard">
      <style:text-properties style:use-window-font-color="true" fo:font-weight="normal" officeooo:rsid="00169ddc" officeooo:paragraph-rsid="00169ddc" fo:background-color="#800000" style:font-weight-asian="normal" style:font-weight-complex="normal"/>
    </style:style>
    <style:style style:name="P27" style:family="paragraph" style:parent-style-name="Standard">
      <style:text-properties style:use-window-font-color="true" fo:font-weight="normal" officeooo:rsid="00187e76" officeooo:paragraph-rsid="00187e76" fo:background-color="#800000" style:font-weight-asian="normal" style:font-weight-complex="normal"/>
    </style:style>
    <style:style style:name="P28" style:family="paragraph" style:parent-style-name="Standard">
      <style:text-properties style:use-window-font-color="true" fo:font-weight="bold" officeooo:rsid="0013d543" officeooo:paragraph-rsid="0013d543" fo:background-color="transparent" style:font-weight-asian="bold" style:font-weight-complex="bold"/>
    </style:style>
    <style:style style:name="P29" style:family="paragraph" style:parent-style-name="Standard">
      <style:text-properties officeooo:paragraph-rsid="0014c1e6"/>
    </style:style>
    <style:style style:name="P30" style:family="paragraph" style:parent-style-name="Standard">
      <style:text-properties officeooo:paragraph-rsid="00153c7b"/>
    </style:style>
    <style:style style:name="P31" style:family="paragraph" style:parent-style-name="Standard">
      <style:text-properties fo:color="#000000" officeooo:rsid="00153c7b" officeooo:paragraph-rsid="00153c7b" fo:background-color="#ffffff"/>
    </style:style>
    <style:style style:name="P32" style:family="paragraph" style:parent-style-name="Standard">
      <style:text-properties fo:color="#000000" fo:font-weight="normal" officeooo:rsid="00187e76" officeooo:paragraph-rsid="00187e76" fo:background-color="#9932cc" style:font-weight-asian="normal" style:font-weight-complex="normal"/>
    </style:style>
    <style:style style:name="P33" style:family="paragraph" style:parent-style-name="Standard">
      <style:text-properties fo:color="#000000" fo:font-weight="normal" officeooo:rsid="0014c1e6" officeooo:paragraph-rsid="0019a20b" fo:background-color="#adff2f" style:font-weight-asian="normal" style:font-weight-complex="normal"/>
    </style:style>
    <style:style style:name="P34" style:family="paragraph" style:parent-style-name="Standard">
      <style:text-properties fo:color="#000000" fo:font-weight="normal" officeooo:rsid="0019a20b" officeooo:paragraph-rsid="0019a20b" fo:background-color="#adff2f" style:font-weight-asian="normal" style:font-weight-complex="normal"/>
    </style:style>
    <style:style style:name="P35" style:family="paragraph" style:parent-style-name="Standard">
      <style:text-properties fo:color="#000000" fo:font-weight="normal" officeooo:rsid="001a4a30" officeooo:paragraph-rsid="001a4a30" fo:background-color="#00ced1" style:font-weight-asian="normal" style:font-weight-complex="normal"/>
    </style:style>
    <style:style style:name="P36" style:family="paragraph" style:parent-style-name="Standard">
      <style:text-properties fo:color="#ffffff" fo:font-weight="normal" officeooo:rsid="0014c1e6" officeooo:paragraph-rsid="0019a20b" fo:background-color="#000000" style:font-weight-asian="normal" style:font-weight-complex="normal"/>
    </style:style>
    <style:style style:name="P37" style:family="paragraph" style:parent-style-name="Standard">
      <style:text-properties fo:color="#ffffff" fo:font-weight="normal" officeooo:rsid="0019a20b" officeooo:paragraph-rsid="0019a20b" fo:background-color="#000000" style:font-weight-asian="normal" style:font-weight-complex="normal"/>
    </style:style>
    <style:style style:name="P38" style:family="paragraph" style:parent-style-name="Standard">
      <style:text-properties fo:color="#ffffff" fo:font-weight="normal" officeooo:rsid="001a4a30" officeooo:paragraph-rsid="001a4a30" fo:background-color="#000000" style:font-weight-asian="normal" style:font-weight-complex="normal"/>
    </style:style>
    <style:style style:name="P39" style:family="paragraph" style:parent-style-name="Standard">
      <style:text-properties fo:color="#ffffff" fo:font-weight="normal" officeooo:rsid="0019a20b" officeooo:paragraph-rsid="0019a20b" fo:background-color="#8b4513" style:font-weight-asian="normal" style:font-weight-complex="normal"/>
    </style:style>
    <style:style style:name="P40" style:family="paragraph" style:parent-style-name="Standard">
      <style:text-properties fo:color="#ffffff" fo:font-weight="normal" officeooo:rsid="0019a20b" officeooo:paragraph-rsid="0019a20b" fo:background-color="#b22222" style:font-weight-asian="normal" style:font-weight-complex="normal"/>
    </style:style>
    <style:style style:name="P41" style:family="paragraph" style:parent-style-name="Standard">
      <style:text-properties fo:color="#ffffff" fo:font-weight="normal" officeooo:rsid="001a4a30" officeooo:paragraph-rsid="001a4a30" fo:background-color="#b22222" style:font-weight-asian="normal" style:font-weight-complex="normal"/>
    </style:style>
    <style:style style:name="P42" style:family="paragraph" style:parent-style-name="Standard">
      <style:text-properties officeooo:rsid="001d1b82" officeooo:paragraph-rsid="001d1b82"/>
    </style:style>
    <style:style style:name="P43" style:family="paragraph" style:parent-style-name="Standard">
      <style:text-properties officeooo:rsid="001d1b82" officeooo:paragraph-rsid="001db99d"/>
    </style:style>
    <style:style style:name="P44" style:family="paragraph" style:parent-style-name="Standard">
      <style:text-properties officeooo:rsid="001db99d" officeooo:paragraph-rsid="001db99d"/>
    </style:style>
    <style:style style:name="P45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4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32629" style:font-name="apple-system" fo:font-size="11.25pt" fo:letter-spacing="normal" fo:font-style="normal" fo:font-weight="normal"/>
    </style:style>
    <style:style style:name="P4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32629" style:font-name="apple-system" fo:font-size="11.25pt" fo:letter-spacing="normal" fo:font-style="normal" fo:font-weight="normal" officeooo:rsid="001db99d" officeooo:paragraph-rsid="001db99d"/>
    </style:style>
    <style:style style:name="P4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9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32629" style:font-name="inherit" fo:font-size="11.25pt" fo:letter-spacing="normal" fo:font-style="normal" fo:font-weight="normal" loext:padding="0in" loext:border="none"/>
    </style:style>
    <style:style style:name="P50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32629" style:font-name="apple-system" fo:font-size="11.25pt" fo:letter-spacing="normal" fo:font-style="normal" fo:font-weight="normal"/>
    </style:style>
    <style:style style:name="P51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32629" style:font-name="apple-system" fo:font-size="11.25pt" fo:letter-spacing="normal" fo:font-style="normal" fo:font-weight="normal" officeooo:rsid="001db99d" officeooo:paragraph-rsid="001db99d"/>
    </style:style>
    <style:style style:name="P52" style:family="paragraph" style:parent-style-name="Text_20_body">
      <style:text-properties officeooo:rsid="001c0fb7" officeooo:paragraph-rsid="001c0fb7"/>
    </style:style>
    <style:style style:name="P53" style:family="paragraph" style:parent-style-name="Text_20_body">
      <style:text-properties fo:color="#000000" fo:font-weight="bold" officeooo:rsid="001db99d" officeooo:paragraph-rsid="001db99d" style:font-weight-asian="bold" style:font-weight-complex="bold"/>
    </style:style>
    <style:style style:name="P54" style:family="paragraph" style:parent-style-name="Text_20_body">
      <style:text-properties fo:color="#000000" fo:font-weight="bold" officeooo:rsid="001c0fb7" officeooo:paragraph-rsid="001c0fb7" style:font-weight-asian="bold" style:font-weight-complex="bold"/>
    </style:style>
    <style:style style:name="P55" style:family="paragraph" style:parent-style-name="Text_20_body">
      <style:text-properties fo:font-variant="normal" fo:text-transform="none" fo:color="#000000" style:font-name="inherit" fo:font-size="9.75pt" fo:letter-spacing="normal" fo:font-style="normal" fo:font-weight="bold" officeooo:rsid="001c0fb7" officeooo:paragraph-rsid="001c0fb7" style:font-weight-asian="bold" style:font-weight-complex="bold" loext:padding="0in" loext:border="none"/>
    </style:style>
    <style:style style:name="P56" style:family="paragraph" style:parent-style-name="Heading_20_2">
      <style:text-properties officeooo:paragraph-rsid="0019a20b"/>
    </style:style>
    <style:style style:name="P57" style:family="paragraph" style:parent-style-name="Heading_20_3">
      <style:text-properties fo:color="#000000" fo:font-weight="bold" style:font-weight-asian="bold" style:font-weight-complex="bold"/>
    </style:style>
    <style:style style:name="P58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59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1fddc1"/>
    </style:style>
    <style:style style:name="T1" style:family="text">
      <style:text-properties officeooo:rsid="000c1e9f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f3622" fo:background-color="transparent" loext:char-shading-value="0"/>
    </style:style>
    <style:style style:name="T4" style:family="text">
      <style:text-properties fo:background-color="#800000" loext:char-shading-value="0"/>
    </style:style>
    <style:style style:name="T5" style:family="text">
      <style:text-properties officeooo:rsid="000c1e9f" fo:background-color="#800000" loext:char-shading-value="0"/>
    </style:style>
    <style:style style:name="T6" style:family="text">
      <style:text-properties officeooo:rsid="000dbd4d"/>
    </style:style>
    <style:style style:name="T7" style:family="text">
      <style:text-properties fo:background-color="#ff0000" loext:char-shading-value="0"/>
    </style:style>
    <style:style style:name="T8" style:family="text">
      <style:text-properties fo:background-color="#228b22" loext:char-shading-value="0"/>
    </style:style>
    <style:style style:name="T9" style:family="text">
      <style:text-properties fo:font-weight="bold" officeooo:rsid="000c1e9f" fo:background-color="#228b22" loext:char-shading-value="0" style:font-weight-asian="bold" style:font-weight-complex="bold"/>
    </style:style>
    <style:style style:name="T10" style:family="text">
      <style:text-properties fo:font-weight="bold" officeooo:rsid="001db99d" style:font-weight-asian="bold" style:font-weight-complex="bold"/>
    </style:style>
    <style:style style:name="T11" style:family="text">
      <style:text-properties officeooo:rsid="000ebda5"/>
    </style:style>
    <style:style style:name="T12" style:family="text">
      <style:text-properties fo:background-color="#8b0000" loext:char-shading-value="0"/>
    </style:style>
    <style:style style:name="T13" style:family="text">
      <style:text-properties fo:background-color="#000080" loext:char-shading-value="0"/>
    </style:style>
    <style:style style:name="T14" style:family="text">
      <style:text-properties officeooo:rsid="000fd145"/>
    </style:style>
    <style:style style:name="T15" style:family="text">
      <style:text-properties fo:background-color="#008080" loext:char-shading-value="0"/>
    </style:style>
    <style:style style:name="T16" style:family="text">
      <style:text-properties fo:color="#c9211e"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17" style:family="text">
      <style:text-properties officeooo:rsid="0014c1e6"/>
    </style:style>
    <style:style style:name="T18" style:family="text">
      <style:text-properties fo:color="#000000" fo:background-color="#9932cc" loext:char-shading-value="0"/>
    </style:style>
    <style:style style:name="T19" style:family="text">
      <style:text-properties fo:color="#000000" fo:font-weight="bold" officeooo:rsid="001db99d" style:font-weight-asian="bold" style:font-weight-complex="bold"/>
    </style:style>
    <style:style style:name="T20" style:family="text">
      <style:text-properties style:use-window-font-color="true" fo:font-weight="normal" officeooo:rsid="0014c1e6" fo:background-color="transparent" loext:char-shading-value="0" style:font-weight-asian="normal" style:font-weight-complex="normal"/>
    </style:style>
    <style:style style:name="T21" style:family="text">
      <style:text-properties fo:color="#ffffff" fo:background-color="#000000" loext:char-shading-value="0"/>
    </style:style>
    <style:style style:name="T22" style:family="text">
      <style:text-properties fo:color="#ffffff" officeooo:rsid="0014d44e" fo:background-color="#000000" loext:char-shading-value="0"/>
    </style:style>
    <style:style style:name="T23" style:family="text">
      <style:text-properties fo:color="#ffffff" officeooo:rsid="0019a20b" fo:background-color="#000000" loext:char-shading-value="0"/>
    </style:style>
    <style:style style:name="T24" style:family="text">
      <style:text-properties fo:color="#ffffff" fo:background-color="#000080" loext:char-shading-value="0"/>
    </style:style>
    <style:style style:name="T25" style:family="text">
      <style:text-properties fo:color="#ffffff" fo:background-color="#8b4513" loext:char-shading-value="0"/>
    </style:style>
    <style:style style:name="T26" style:family="text">
      <style:text-properties fo:color="#ffffff" fo:background-color="#b22222" loext:char-shading-value="0"/>
    </style:style>
    <style:style style:name="T27" style:family="text">
      <style:text-properties officeooo:rsid="00153c7b"/>
    </style:style>
    <style:style style:name="T28" style:family="text">
      <style:text-properties officeooo:rsid="00169ddc"/>
    </style:style>
    <style:style style:name="T29" style:family="text">
      <style:text-properties officeooo:rsid="0019a20b"/>
    </style:style>
    <style:style style:name="T30" style:family="text">
      <style:text-properties fo:background-color="#f0ffff" loext:char-shading-value="0"/>
    </style:style>
    <style:style style:name="T31" style:family="text">
      <style:text-properties officeooo:rsid="0019a20b" fo:background-color="#f0ffff" loext:char-shading-value="0"/>
    </style:style>
    <style:style style:name="T32" style:family="text">
      <style:text-properties fo:background-color="#adff2f" loext:char-shading-value="0"/>
    </style:style>
    <style:style style:name="T33" style:family="text">
      <style:text-properties officeooo:rsid="0019a20b" fo:background-color="#8b4513" loext:char-shading-value="0"/>
    </style:style>
    <style:style style:name="T34" style:family="text">
      <style:text-properties officeooo:rsid="001c0fb7"/>
    </style:style>
    <style:style style:name="T35" style:family="text">
      <style:text-properties fo:font-variant="normal" fo:text-transform="none" fo:color="#232629" style:font-name="var ff-mono" fo:font-size="9.75pt" fo:letter-spacing="normal" fo:font-style="normal" fo:font-weight="normal" fo:background-color="transparent" loext:char-shading-value="0" loext:padding="0in" loext:border="none"/>
    </style:style>
    <style:style style:name="T36" style:family="text">
      <style:text-properties fo:font-variant="normal" fo:text-transform="none" fo:color="#232629" style:font-name="var ff-mono" fo:font-size="9.75pt" fo:letter-spacing="normal" fo:font-style="normal" fo:font-weight="normal" style:font-weight-asian="bold" style:font-weight-complex="bold" loext:padding="0in" loext:border="none"/>
    </style:style>
    <style:style style:name="T37" style:family="text">
      <style:text-properties fo:font-variant="normal" fo:text-transform="none" fo:color="#232629" style:font-name="var ff-mono" fo:font-size="9.75pt" fo:letter-spacing="normal" fo:font-style="normal" fo:font-weight="normal" loext:padding="0in" loext:border="none"/>
    </style:style>
    <style:style style:name="T38" style:family="text">
      <style:text-properties fo:font-variant="normal" fo:text-transform="none" fo:color="#232629" style:font-name="inherit" fo:font-size="11.25pt" fo:letter-spacing="normal" fo:font-style="normal" fo:font-weight="bold" loext:padding="0in" loext:border="none"/>
    </style:style>
    <style:style style:name="T39" style:family="text">
      <style:text-properties fo:font-variant="normal" fo:text-transform="none" fo:color="#232629" style:font-name="apple-system" fo:font-size="11.25pt" fo:letter-spacing="normal" fo:font-style="normal" fo:font-weight="normal"/>
    </style:style>
    <style:style style:name="T40" style:family="text">
      <style:text-properties fo:font-variant="normal" fo:text-transform="none" fo:color="#232629" style:font-name="apple-system" fo:font-size="11.25pt" fo:letter-spacing="normal" fo:font-style="normal" fo:font-weight="normal" style:font-weight-asian="bold" style:font-weight-complex="bold"/>
    </style:style>
    <style:style style:name="T41" style:family="text">
      <style:text-properties fo:font-variant="normal" fo:text-transform="none" fo:color="#232629" style:font-name="apple-system" fo:font-size="11.25pt" fo:letter-spacing="normal" fo:font-style="normal" fo:font-weight="bold" style:font-weight-asian="bold" style:font-weight-complex="bold"/>
    </style:style>
    <style:style style:name="T42" style:family="text">
      <style:text-properties fo:font-variant="normal" fo:text-transform="none" fo:color="#232629" style:font-name="apple-system" fo:font-size="11.25pt" fo:letter-spacing="normal" fo:font-style="normal" fo:font-weight="bold" officeooo:rsid="001db99d" style:font-weight-asian="bold" style:font-weight-complex="bold"/>
    </style:style>
    <style:style style:name="T43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44" style:family="text">
      <style:text-properties fo:font-variant="normal" fo:text-transform="none" style:font-name="inherit" fo:font-size="9.75pt" fo:letter-spacing="normal" fo:font-style="normal" fo:font-weight="normal" officeooo:rsid="001fddc1" fo:background-color="transparent" loext:char-shading-value="0" loext:padding="0in" loext:border="none"/>
    </style:style>
    <style:style style:name="T45" style:family="text">
      <style:text-properties officeooo:rsid="001d1b82"/>
    </style:style>
    <style:style style:name="T46" style:family="text">
      <style:text-properties officeooo:rsid="001db9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_<text:span text:style-name="T1">03 Linux learning </text:span></text:p>
      <text:p text:style-name="Standard"/>
      <text:p text:style-name="Standard"/>
      <text:p text:style-name="Standard"><text:s/><text:span text:style-name="T45">It contains : <text:s text:c="91"/></text:span><text:span text:style-name="T46"># </text:span><text:span text:style-name="T10">findcode</text:span></text:p>
      <text:p text:style-name="P42"/>
      <text:p text:style-name="P43">1. <text:s/>To add and deluser and remove it form the root too <text:s text:c="27"/><text:span text:style-name="T19">deluntanduser</text:span></text:p>
      <text:p text:style-name="P43">2. <text:s/>To find any name or file extensions types in linux <text:s text:c="28"/><text:span text:style-name="T42">searchentiremachine</text:span></text:p>
      <text:p text:style-name="P42">3 . <text:span text:style-name="T1">sudo power and avengers fight with many more <text:s text:c="30"/>--</text:span><text:span text:style-name="T46">custom</text:span></text:p>
      <text:p text:style-name="P44">4. deleting empty and full directory <text:s text:c="58"/><text:span text:style-name="T41">rmdirp</text:span></text:p>
      <text:p text:style-name="P1"/>
      <text:p text:style-name="P1">Let’s suppose thanos as the new man entered our system </text:p>
      <text:p text:style-name="P1">So, let’s have avengers to fight thanos ..</text:p>
      <text:p text:style-name="P1">kali_37@kali-37:/$ sudo adduser thor</text:p>
      <text:p text:style-name="P1">Adding user `thor' ...</text:p>
      <text:p text:style-name="P1">Adding new group `thor' (1001) ...</text:p>
      <text:p text:style-name="P1">Adding new user `thor' (1001) with group `thor' ...</text:p>
      <text:p text:style-name="P1">Creating home directory `/home/thor' ...</text:p>
      <text:p text:style-name="P1">Copying files from `/etc/skel' ...</text:p>
      <text:p text:style-name="P1">New password: </text:p>
      <text:p text:style-name="P1">Retype new password: </text:p>
      <text:p text:style-name="P1">passwd: password updated successfully</text:p>
      <text:p text:style-name="P1">Changing the user information for thor</text:p>
      <text:p text:style-name="P1">Enter the new value, or press ENTER for the default</text:p>
      <text:p text:style-name="P1"><text:tab/>Full Name []: Thor </text:p>
      <text:p text:style-name="P1"><text:tab/>Room Number []: 12</text:p>
      <text:p text:style-name="P1"><text:tab/>Work Phone []: </text:p>
      <text:p text:style-name="P1"><text:tab/>Home Phone []: </text:p>
      <text:p text:style-name="P1"><text:tab/>Other []: </text:p>
      <text:p text:style-name="P1">&gt;&gt;</text:p>
      <text:p text:style-name="P1">kali_37@kali-37:/$ sudo adduser thor</text:p>
      <text:p text:style-name="P1">Adding user `thor' ...</text:p>
      <text:p text:style-name="P1">Adding new group `thor' (1001) ...</text:p>
      <text:p text:style-name="P1">Adding new user `thor' (1001) with group `thor' ...</text:p>
      <text:p text:style-name="P1">Creating home directory `/home/thor' ...</text:p>
      <text:p text:style-name="P1">Copying files from `/etc/skel' ...</text:p>
      <text:p text:style-name="P1">New password: </text:p>
      <text:p text:style-name="P1">Retype new password: </text:p>
      <text:p text:style-name="P1">passwd: password updated successfully</text:p>
      <text:p text:style-name="P1">Changing the user information for thor</text:p>
      <text:p text:style-name="P1">Enter the new value, or press ENTER for the default</text:p>
      <text:p text:style-name="P1"><text:tab/>Full Name []: Thor </text:p>
      <text:p text:style-name="P1"><text:tab/>Room Number []: 12</text:p>
      <text:p text:style-name="P1"><text:tab/>Work Phone []: </text:p>
      <text:p text:style-name="P1"><text:tab/>Home Phone []: </text:p>
      <text:p text:style-name="P1"><text:tab/>Other []: </text:p>
      <text:p text:style-name="P1">&lt;&lt;</text:p>
      <text:p text:style-name="P1"/>
      <text:p text:style-name="P1">Again going to see how many user are there </text:p>
      <text:p text:style-name="P1">kali_37@kali-37:/$ cat /etc/passwd # it will cat directly to file etc/passwd </text:p>
      <text:p text:style-name="P1"><text:soft-page-break/></text:p>
      <text:p text:style-name="P1">root:x:0:0:root:/root:/bin/bash</text:p>
      <text:p text:style-name="P1">daemon:x:1:1:daemon:/usr/sbin:/usr/sbin/nologin</text:p>
      <text:p text:style-name="P1">bin:x:2:2:bin:/bin:/usr/sbin/nologin</text:p>
      <text:p text:style-name="P1">sys:x:3:3:sys:/dev:/usr/sbin/nologin</text:p>
      <text:p text:style-name="P1">sync:x:4:65534:sync:/bin:/bin/sync</text:p>
      <text:p text:style-name="P1">games:x:5:60:games:/usr/games:/usr/sbin/nologin</text:p>
      <text:p text:style-name="P1">man:x:6:12:man:/var/cache/man:/usr/sbin/nologin</text:p>
      <text:p text:style-name="P1">lp:x:7:7:lp:/var/spool/lpd:/usr/sbin/nologin</text:p>
      <text:p text:style-name="P1">mail:x:8:8:mail:/var/mail:/usr/sbin/nologin</text:p>
      <text:p text:style-name="P1">news:x:9:9:news:/var/spool/news:/usr/sbin/nologin</text:p>
      <text:p text:style-name="P1">uucp:x:10:10:uucp:/var/spool/uucp:/usr/sbin/nologin</text:p>
      <text:p text:style-name="P1">proxy:x:13:13:proxy:/bin:/usr/sbin/nologin</text:p>
      <text:p text:style-name="P1">www-data:x:33:33:www-data:/var/www:/usr/sbin/nologin</text:p>
      <text:p text:style-name="P1">backup:x:34:34:backup:/var/backups:/usr/sbin/nologin</text:p>
      <text:p text:style-name="P1">list:x:38:38:Mailing List Manager:/var/list:/usr/sbin/nologin</text:p>
      <text:p text:style-name="P1">irc:x:39:39:ircd:/var/run/ircd:/usr/sbin/nologin</text:p>
      <text:p text:style-name="P1">gnats:x:41:41:Gnats Bug-Reporting System (admin):/var/lib/gnats:/usr/sbin/nologin</text:p>
      <text:p text:style-name="P1">nobody:x:65534:65534:nobody:/nonexistent:/usr/sbin/nologin</text:p>
      <text:p text:style-name="P1">systemd-network:x:100:102:systemd Network Management,,,:/run/systemd:/usr/sbin/nologin</text:p>
      <text:p text:style-name="P1">systemd-resolve:x:101:103:systemd Resolver,,,:/run/systemd:/usr/sbin/nologin</text:p>
      <text:p text:style-name="P1">systemd-timesync:x:102:104:systemd Time Synchronization,,,:/run/systemd:/usr/sbin/nologin</text:p>
      <text:p text:style-name="P1">messagebus:x:103:106::/nonexistent:/usr/sbin/nologin</text:p>
      <text:p text:style-name="P1">syslog:x:104:110::/home/syslog:/usr/sbin/nologin</text:p>
      <text:p text:style-name="P1">_apt:x:105:65534::/nonexistent:/usr/sbin/nologin</text:p>
      <text:p text:style-name="P1">tss:x:106:111:TPM software stack,,,:/var/lib/tpm:/bin/false</text:p>
      <text:p text:style-name="P1">uuidd:x:107:114::/run/uuidd:/usr/sbin/nologin</text:p>
      <text:p text:style-name="P1">tcpdump:x:108:115::/nonexistent:/usr/sbin/nologin</text:p>
      <text:p text:style-name="P1">avahi-autoipd:x:109:116:Avahi autoip daemon,,,:/var/lib/avahi-autoipd:/usr/sbin/nologin</text:p>
      <text:p text:style-name="P1">usbmux:x:110:46:usbmux daemon,,,:/var/lib/usbmux:/usr/sbin/nologin</text:p>
      <text:p text:style-name="P1">rtkit:<text:span text:style-name="T4">x</text:span>:111:117:RealtimeKit,,,:/proc:/usr/sbin/nologin</text:p>
      <text:p text:style-name="P1">dnsmasq:<text:span text:style-name="T4">x:</text:span>112:65534:dnsmasq,,,:/var/lib/misc:/usr/sbin/nologin</text:p>
      <text:p text:style-name="P1">cups-pk-helper:<text:span text:style-name="T4">x:</text:span>113:120:user for cups-pk-helper service,,,:/home/cups-pk-helper:/usr/sbin/nologin</text:p>
      <text:p text:style-name="P1">speech-dispatcher:<text:span text:style-name="T4">x</text:span>:114:29:Speech Dispatcher,,,:/run/speech-dispatcher:/bin/false</text:p>
      <text:p text:style-name="P1">avahi:<text:span text:style-name="T4">x:</text:span>115:121:Avahi mDNS daemon,,,:/var/run/avahi-daemon:/usr/sbin/nologin</text:p>
      <text:p text:style-name="P1">kernoops:<text:span text:style-name="T4">x</text:span>:116:65534:Kernel Oops Tracking Daemon,,,:/:/usr/sbin/nologin</text:p>
      <text:p text:style-name="P1">saned:<text:span text:style-name="T4">x</text:span>:117:123::/var/lib/saned:/usr/sbin/nologin</text:p>
      <text:p text:style-name="P1">nm-openvpn:<text:span text:style-name="T4">x:</text:span>118:124:NetworkManager OpenVPN,,,:/var/lib/openvpn/chroot:/usr/sbin/nologin</text:p>
      <text:p text:style-name="P1">hplip:<text:span text:style-name="T4">x</text:span>:119:7:HPLIP system user,,,:/run/hplip:/bin/false</text:p>
      <text:p text:style-name="P1">whoopsie:<text:span text:style-name="T4">x:</text:span>120:125::/nonexistent:/bin/false</text:p>
      <text:p text:style-name="P1">colord<text:span text:style-name="T4">:x</text:span>:121:126:colord colour management daemon,,,:/var/lib/colord:/usr/sbin/nologin</text:p>
      <text:p text:style-name="P1">geoclue:<text:span text:style-name="T4">x</text:span>:122:127::/var/lib/geoclue:/usr/sbin/nologin</text:p>
      <text:p text:style-name="Standard"><text:span text:style-name="T1">pulse:</text:span><text:span text:style-name="T5">x</text:span><text:span text:style-name="T1">:123:128:PulseAudio daemon,,,:/var/</text:span>run<text:span text:style-name="T1">/pulse:/usr/sbin/nologin</text:span></text:p>
      <text:p text:style-name="P1">gnome-initial-setup:x:124:65534::/run/gnome-initial-setup/:/bin/false</text:p>
      <text:p text:style-name="P1">gdm:<text:span text:style-name="T4">x:</text:span><text:span text:style-name="T8">125:130:</text:span>Gnome Display Manager:/var/lib/gdm3:/bin/false</text:p>
      <text:p text:style-name="P1">sssd:<text:span text:style-name="T4">x</text:span>:<text:span text:style-name="T8">126:131</text:span>:SSSD system user,,,:/var/lib/sss:/usr/sbin/nologin</text:p>
      <text:p text:style-name="P3">kali_37:<text:span text:style-name="T4">x</text:span>:<text:span text:style-name="T8">1000:1000</text:span>:KALI_37,,,:/home/kali_37:/bin/bash <text:s/></text:p>
      <text:p text:style-name="P1">systemd-coredump:x:<text:span text:style-name="T8">999:999</text:span>:systemd Core Dumper:/:/usr/sbin/nologin</text:p>
      <text:p text:style-name="P2">thor:<text:span text:style-name="T4">x</text:span>:<text:span text:style-name="T8">1001:1001</text:span>:Thor,12,,:/home/thor:/bin/bash</text:p>
      <text:p text:style-name="P6"><text:soft-page-break/></text:p>
      <text:p text:style-name="P6">Here, we can see so many users but they are already for system ..</text:p>
      <text:p text:style-name="P6">let’s consider about ours.</text:p>
      <text:p text:style-name="P4">#here, kali is our sudo user and thor is also, added here</text:p>
      <text:p text:style-name="P4">where thor is form <text:span text:style-name="T6">avengers</text:span></text:p>
      <text:p text:style-name="P4"/>
      <text:p text:style-name="P5">Here, <text:s/><text:span text:style-name="T9">1001:1001 : </text:span></text:p>
      <text:p text:style-name="P5">it states 1001 at first is userID and after ‘:’ it’s a GID called group id </text:p>
      <text:p text:style-name="P5">when we make user it’s group is also made of same name <text:span text:style-name="T11">ln linux</text:span></text:p>
      <text:p text:style-name="P5"/>
      <text:p text:style-name="P5"/>
      <text:p text:style-name="P5"/>
      <text:p text:style-name="P5"/>
      <text:p text:style-name="P5">And we see <text:span text:style-name="T7">x</text:span> highlighted there is password of each user name stored and they are </text:p>
      <text:p text:style-name="P5">stored in dark called shadow</text:p>
      <text:p text:style-name="P5">I.e <text:s/>etc/shadow let’s explore password hash:</text:p>
      <text:p text:style-name="P5"/>
      <text:p text:style-name="P6">&gt;&gt;</text:p>
      <text:p text:style-name="P5">kali_37@kali-37:/$ sudo cat /etc/shadow</text:p>
      <text:p text:style-name="P5"/>
      <text:p text:style-name="P5"/>
      <text:p text:style-name="P5">root:!:18954:0:99999:7:::</text:p>
      <text:p text:style-name="P5">daemon:*:18858:0:99999:7:::</text:p>
      <text:p text:style-name="P5">bin:*:18858:0:99999:7:::</text:p>
      <text:p text:style-name="P5">sys:*:18858:0:99999:7:::</text:p>
      <text:p text:style-name="P5">sync:*:18858:0:99999:7:::</text:p>
      <text:p text:style-name="P5">games:*:18858:0:99999:7:::</text:p>
      <text:p text:style-name="P5">man:*:18858:0:99999:7:::</text:p>
      <text:p text:style-name="P5">lp:*:18858:0:99999:7:::</text:p>
      <text:p text:style-name="P5">mail:*:18858:0:99999:7:::</text:p>
      <text:p text:style-name="P5">news:*:18858:0:99999:7:::</text:p>
      <text:p text:style-name="P5">uucp:*:18858:0:99999:7:::</text:p>
      <text:p text:style-name="P5">proxy:*:18858:0:99999:7:::</text:p>
      <text:p text:style-name="P5">www-data:*:18858:0:99999:7:::</text:p>
      <text:p text:style-name="P5">backup:*:18858:0:99999:7:::</text:p>
      <text:p text:style-name="P5">list:*:18858:0:99999:7:::</text:p>
      <text:p text:style-name="P5">irc:*:18858:0:99999:7:::</text:p>
      <text:p text:style-name="P5">gnats:*:18858:0:99999:7:::</text:p>
      <text:p text:style-name="P5">nobody:*:18858:0:99999:7:::</text:p>
      <text:p text:style-name="P5">systemd-network:*:18858:0:99999:7:::</text:p>
      <text:p text:style-name="P5">systemd-resolve:*:18858:0:99999:7:::</text:p>
      <text:p text:style-name="P5">systemd-timesync:*:18858:0:99999:7:::</text:p>
      <text:p text:style-name="P5">messagebus:*:18858:0:99999:7:::</text:p>
      <text:p text:style-name="P5">syslog:*:18858:0:99999:7:::</text:p>
      <text:p text:style-name="P5">_apt:*:18858:0:99999:7:::</text:p>
      <text:p text:style-name="P5">tss:*:18858:0:99999:7:::</text:p>
      <text:p text:style-name="P5">uuidd:*:18858:0:99999:7:::</text:p>
      <text:p text:style-name="P5">tcpdump:*:18858:0:99999:7:::</text:p>
      <text:p text:style-name="P5">avahi-autoipd:*:18858:0:99999:7:::</text:p>
      <text:p text:style-name="P5"><text:soft-page-break/>usbmux:*:18858:0:99999:7:::</text:p>
      <text:p text:style-name="P5">rtkit:*:18858:0:99999:7:::</text:p>
      <text:p text:style-name="P5">dnsmasq:*:18858:0:99999:7:::</text:p>
      <text:p text:style-name="P5">cups-pk-helper:*:18858:0:99999:7:::</text:p>
      <text:p text:style-name="P5">speech-dispatcher:!:18858:0:99999:7:::</text:p>
      <text:p text:style-name="P5">avahi:*:18858:0:99999:7:::</text:p>
      <text:p text:style-name="P5">kernoops:*:18858:0:99999:7:::</text:p>
      <text:p text:style-name="P5">saned:*:18858:0:99999:7:::</text:p>
      <text:p text:style-name="P5">nm-openvpn:*:18858:0:99999:7:::</text:p>
      <text:p text:style-name="P5">hplip:*:18858:0:99999:7:::</text:p>
      <text:p text:style-name="P5">whoopsie:*:18858:0:99999:7:::</text:p>
      <text:p text:style-name="P5">colord:*:18858:0:99999:7:::</text:p>
      <text:p text:style-name="P5">geoclue:*:18858:0:99999:7:::</text:p>
      <text:p text:style-name="P5">pulse:*:18858:0:99999:7:::</text:p>
      <text:p text:style-name="P5">gnome-initial-setup:*:18858:0:99999:7:::</text:p>
      <text:p text:style-name="P5">gdm:*:18858:0:99999:7:::</text:p>
      <text:p text:style-name="P5">sssd:*:18858:0:99999:7:::</text:p>
      <text:p text:style-name="P5">kali_37:<text:span text:style-name="T12">$6$tz7kxLjXDprFt2kw$z7WSZU/GAXquMUVc/lTjIrZgjtm49Gx2D13ZAxR6vcP8phuRnGykhJTiLZDVsNMQl2RdEAds2dZPJoFBwJDvA0:18954:0:99999:7:::</text:span></text:p>
      <text:p text:style-name="P5">systemd-coredump:!!:18954::::::</text:p>
      <text:p text:style-name="P5">thor:<text:span text:style-name="T12">$6$B0nbfoSyEWcFQ51v$b89rVLKywd1THqRxSvg6gKUkMyU7B0QjK3cJyh4czE3iyKsFDrieVM/0Jsd3CxQvPNJ6oQ6RqBizfafGSzlfF.:18956:0:99999:7:::</text:span></text:p>
      <text:p text:style-name="P10"/>
      <text:p text:style-name="P6">&lt;&lt;</text:p>
      <text:p text:style-name="P6">These, are the hash code of their respective password </text:p>
      <text:p text:style-name="P6"><text:s/></text:p>
      <text:p text:style-name="P6">Now, let’s add iron man , hulk but we don’t want their password and other information typed </text:p>
      <text:p text:style-name="P6">bocz they are many so we will do it by command </text:p>
      <text:p text:style-name="P6"/>
      <text:p text:style-name="P6">sudo ‘useradd’ in place of ‘adduser’</text:p>
      <text:p text:style-name="P6">&gt;&gt;</text:p>
      <text:p text:style-name="P6">kali_37@kali-37:/$ sudo useradd hulk</text:p>
      <text:p text:style-name="P6">kali_37@kali-37:/$ sudo useradd doctorstrange</text:p>
      <text:p text:style-name="P6">kali_37@kali-37:/$ <text:s/>……….. and so on..</text:p>
      <text:p text:style-name="P6">&lt;&lt;</text:p>
      <text:p text:style-name="P8">let’s diff betw adduser and useradd</text:p>
      <text:p text:style-name="P8"/>
      <text:p text:style-name="P8"/>
      <text:p text:style-name="P8">&gt;&gt;</text:p>
      <text:p text:style-name="P8"/>
      <text:p text:style-name="P8"/>
      <text:p text:style-name="P6">kali_37@kali-37:/$ cat etc/passwd</text:p>
      <text:p text:style-name="P6"/>
      <text:p text:style-name="P8"># here, only listing needed users</text:p>
      <text:p text:style-name="P6"/>
      <text:p text:style-name="P6">kali_37:x:1000:1000:KALI_37,,,:/home/kali_37:<text:span text:style-name="T12">/bin/bash</text:span></text:p>
      <text:p text:style-name="P6">systemd-coredump:x:999:999:systemd Core Dumper:/:/usr/sbin/nologin</text:p>
      <text:p text:style-name="P6"><text:soft-page-break/>thor:x:1001:1001:Thor,12,,:/home/thor:/<text:span text:style-name="T12">bin/bash <text:s/></text:span><text:span text:style-name="T2"><text:s/></text:span></text:p>
      <text:p text:style-name="P6">ironman:<text:span text:style-name="T15">x</text:span>:1002:1002::/home/ironman:/<text:span text:style-name="T13">bin/sh</text:span></text:p>
      <text:p text:style-name="P6">hulk:<text:span text:style-name="T15">x</text:span>:1003:1003::/home/hulk:/<text:span text:style-name="T13">bin/sh</text:span></text:p>
      <text:p text:style-name="P6">doctorstrange:<text:span text:style-name="T15">x</text:span>:1004:1004::/home/doctorstrange:/<text:span text:style-name="T13">bin/sh</text:span></text:p>
      <text:p text:style-name="P8"/>
      <text:p text:style-name="P8">&lt;&lt;</text:p>
      <text:p text:style-name="P7">/<text:span text:style-name="T12">bin/bash <text:s/></text:span><text:span text:style-name="T2"><text:s/></text:span><text:span text:style-name="T3">and </text:span><text:span text:style-name="T13">bin/sh </text:span><text:span text:style-name="T3">diff is seen </text:span></text:p>
      <text:p text:style-name="P24"/>
      <text:p text:style-name="P11">in adduser and useradd</text:p>
      <text:p text:style-name="P11">* shell are different one is bash and other is sh</text:p>
      <text:p text:style-name="P11"><text:s/><text:tab/> </text:p>
      <text:p text:style-name="P23">x <text:span text:style-name="T2"><text:s/>; seems they too have password </text:span></text:p>
      <text:p text:style-name="P13"><text:tab/><text:span text:style-name="T14">let’s see </text:span>if there is password hash for new added users as useradd </text:p>
      <text:p text:style-name="P12">&gt;&gt;</text:p>
      <text:p text:style-name="P12">kali_37@kali-37:/$ sudo cat /etc/shadow</text:p>
      <text:p text:style-name="P12"/>
      <text:p text:style-name="P12">root:!:18954:0:99999:7:::</text:p>
      <text:p text:style-name="P12">:</text:p>
      <text:p text:style-name="P12">:</text:p>
      <text:p text:style-name="P12">kali_37:$6$tz7kxLjXDprFt2kw$z7WSZU/GAXquMUVc/lTjIrZgjtm49Gx2D13ZAxR6vcP8phuRnGykhJTiLZDVsNMQl2RdEAds2dZPJoFBwJDvA0:18954:0:99999:7:::</text:p>
      <text:p text:style-name="P12">systemd-coredump:!!:18954::::::</text:p>
      <text:p text:style-name="P12">thor:$6$B0nbfoSyEWcFQ51v$b89rVLKywd1THqRxSvg6gKUkMyU7B0QjK3cJyh4czE3iyKsFDrieVM/0Jsd3CxQvPNJ6oQ6RqBizfafGSzlfF.:18956:0:99999:7:::</text:p>
      <text:p text:style-name="P12">ironman:!<text:span text:style-name="T15">:18956:0:99999:7:::</text:span></text:p>
      <text:p text:style-name="P12">hulk:<text:span text:style-name="T15">!:18956:0:99999:7:::</text:span></text:p>
      <text:p text:style-name="P12">doctorstrange:<text:span text:style-name="T15">!:18956:0:99999:7:::</text:span></text:p>
      <text:p text:style-name="P12"/>
      <text:p text:style-name="P12">kali_37@kali-37:/$ </text:p>
      <text:p text:style-name="P12"/>
      <text:p text:style-name="P12">&lt;&lt; </text:p>
      <text:p text:style-name="P12">New added users have password hash as same l; <text:s/><text:span text:style-name="T15">!:18956:0:99999:7:::</text:span></text:p>
      <text:p text:style-name="P14"/>
      <text:p text:style-name="P15">Now, to change shell from sh to bash we will type command </text:p>
      <text:p text:style-name="P15"/>
      <text:p text:style-name="P15">kali_37@kali-37:/$ sudo usermod ironman --shell /bin/bash</text:p>
      <text:p text:style-name="P15"/>
      <text:p text:style-name="P15">Now to change username bocz sometimes ironman is not ironman but tonyshark</text:p>
      <text:p text:style-name="P15"/>
      <text:p text:style-name="P15">kali_37@kali-37:/$ sudo usermod -l tonystark ironman</text:p>
      <text:p text:style-name="P15"/>
      <text:p text:style-name="P16">Now useradd command dosen’t use to get home directory but now</text:p>
      <text:p text:style-name="P16">it can get bash shell I.e home directory as following command</text:p>
      <text:p text:style-name="P16"/>
      <text:p text:style-name="P28">:~$ sudo useradd loki -m</text:p>
      <text:p text:style-name="P16">now loki shell is bash I.e it will get home directory</text:p>
      <text:p text:style-name="P16"/>
      <text:p text:style-name="P16"><text:soft-page-break/></text:p>
      <text:p text:style-name="P16">thor@kali-37:~$ su – thor <text:s text:c="2"/><text:span text:style-name="T17"># switching to thor user</text:span></text:p>
      <text:p text:style-name="P16">Password: </text:p>
      <text:p text:style-name="P16">thor@kali-37:~$ sudo apt install zip <text:s/><text:span text:style-name="T17"># giving thor to do sudo command..</text:span></text:p>
      <text:p text:style-name="P16">thor is not in the <text:span text:style-name="T16">sudoers</text:span> file. <text:s/>This incident will be reported. <text:s/><text:span text:style-name="T17"># it <text:s/>can be done</text:span></text:p>
      <text:p text:style-name="P17"># Now to give previlage to thor to acess sudo command … </text:p>
      <text:p text:style-name="P17"/>
      <text:p text:style-name="P17"/>
      <text:p text:style-name="P17"/>
      <text:p text:style-name="P25">The below output will be edit able</text:p>
      <text:p text:style-name="P17"/>
      <text:p text:style-name="P17"><text:s text:c="2"/>GNU nano 4.8 <text:s text:c="19"/>/etc/sudoers.tmp <text:s text:c="29"/></text:p>
      <text:p text:style-name="P17"/>
      <text:p text:style-name="P17"># This file MUST be edited with the 'visudo' command as root.</text:p>
      <text:p text:style-name="P17">#</text:p>
      <text:p text:style-name="P17"># Please consider adding local content in /etc/sudoers.d/ instead of</text:p>
      <text:p text:style-name="P17"># directly modifying this file.</text:p>
      <text:p text:style-name="P17">#</text:p>
      <text:p text:style-name="P17"># See the man page for details on how to write a sudoers file.</text:p>
      <text:p text:style-name="P17">#</text:p>
      <text:p text:style-name="P17">Defaults <text:s text:c="7"/>env_reset</text:p>
      <text:p text:style-name="P17">Defaults <text:s text:c="7"/>mail_badpass</text:p>
      <text:p text:style-name="P17">Defaults <text:s text:c="7"/>secure_path="/usr/local/sbin:/usr/local/bin:/usr/sbin:/usr/bin:&gt;</text:p>
      <text:p text:style-name="P17"/>
      <text:p text:style-name="P17"># Host alias specification</text:p>
      <text:p text:style-name="P17"/>
      <text:p text:style-name="P17"># User alias specification</text:p>
      <text:p text:style-name="P17"/>
      <text:p text:style-name="P17"># Cmnd alias specification</text:p>
      <text:p text:style-name="P17"/>
      <text:p text:style-name="P17"># User privilege specification</text:p>
      <text:p text:style-name="P29"><text:span text:style-name="T20">root <text:s text:c="3"/>ALL=(ALL:ALL) ALL <text:s text:c="4"/></text:span><text:span text:style-name="T21"><text:s text:c="2"/># here root user is given all privilege</text:span></text:p>
      <text:p text:style-name="P17"><text:s text:c="31"/>[ Read 29 lines ]</text:p>
      <text:p text:style-name="P17"># Members of the admin group may gain root privileges</text:p>
      <text:p text:style-name="P18">%admin ALL=(ALL) ALL <text:s text:c="6"/><text:span text:style-name="T21"><text:s text:c="2"/># here </text:span><text:span text:style-name="T22">group</text:span><text:span text:style-name="T21"> user is given all privilege</text:span></text:p>
      <text:p text:style-name="P17"/>
      <text:p text:style-name="P17"># Allow members of group sudo to execute any command</text:p>
      <text:p text:style-name="P18">%sudo <text:s text:c="2"/>ALL=(ALL:ALL) ALL <text:s/><text:span text:style-name="T21"># here </text:span><text:span text:style-name="T22">sudo power goes same as root one.</text:span></text:p>
      <text:p text:style-name="P17"/>
      <text:p text:style-name="P17"># See sudoers(5) for more information on "#include" directives:</text:p>
      <text:p text:style-name="P17"/>
      <text:p text:style-name="P17">#includedir /etc/sudoers.d</text:p>
      <text:p text:style-name="P17"/>
      <text:p text:style-name="P17"/>
      <text:p text:style-name="P17">^G Get Help <text:s/>^O Write Out ^W Where Is <text:s/>^K Cut Text <text:s/>^J Justify <text:s text:c="2"/>^C Cur Pos</text:p>
      <text:p text:style-name="P17">^X Exit <text:s text:c="5"/>^R Read File ^\ Replace <text:s text:c="2"/>^U Paste Text^T To Spell <text:s/>^_ Go To Line</text:p>
      <text:p text:style-name="P17"/>
      <text:p text:style-name="P17"/>
      <text:p text:style-name="P21"># Now we are going to add <text:span text:style-name="T27">thor to be provided with root power</text:span></text:p>
      <text:p text:style-name="P21"><text:soft-page-break/></text:p>
      <text:p text:style-name="P21"/>
      <text:p text:style-name="P21"/>
      <text:p text:style-name="P21"/>
      <text:p text:style-name="P19"># User privilege specification</text:p>
      <text:p text:style-name="P30"><text:span text:style-name="T20">root <text:s text:c="3"/>ALL=(ALL:ALL) ALL <text:s text:c="4"/></text:span><text:span text:style-name="T21"><text:s text:c="2"/># here root user is given all privilege </text:span></text:p>
      <text:p text:style-name="P31">thor <text:s text:c="3"/>ALL=ALL <text:s text:c="8"/><text:span text:style-name="T24"># this line is added by me so that thor also gets all privilege to kill thanos</text:span></text:p>
      <text:p text:style-name="P19"><text:s text:c="31"/>[ Read 29 lines ]</text:p>
      <text:p text:style-name="P19"># Members of the admin group may gain root privileges</text:p>
      <text:p text:style-name="P19">%admin ALL=(ALL) ALL <text:s text:c="6"/><text:span text:style-name="T21"><text:s text:c="2"/># here </text:span><text:span text:style-name="T22">group</text:span><text:span text:style-name="T21"> user is given all privilege</text:span></text:p>
      <text:p text:style-name="P22"/>
      <text:p text:style-name="P22">ctrl+X and then ,y to save all..</text:p>
      <text:p text:style-name="P25"/>
      <text:p text:style-name="P25">NOW THOR ALSO, HAVE ALL the powe<text:span text:style-name="T28">r Now we gonn’a make group name infinity gaunlet to kill thanos</text:span></text:p>
      <text:p text:style-name="P25"/>
      <text:p text:style-name="P26">now making group named infinity gaunlet to kill thanos</text:p>
      <text:p text:style-name="P26"/>
      <text:p text:style-name="P9">:~$ sudo addgroup infinitygaunlet</text:p>
      <text:p text:style-name="P27"># now new group is created</text:p>
      <text:p text:style-name="P27"/>
      <text:p text:style-name="P27"/>
      <text:p text:style-name="P9">sudo usermod -aG infinitygaunlet ironman tonystark thor loki drstarnge <text:span text:style-name="T33">thanos</text:span> <text:span text:style-name="T18"># -aG means append Group</text:span></text:p>
      <text:p text:style-name="P9"/>
      <text:p text:style-name="P32"># this command helps to add ironman and .. to infinitygaunlet group </text:p>
      <text:p text:style-name="P32"/>
      <text:h text:style-name="P56" text:outline-level="2">Now adding group in edit section coding : <text:span text:style-name="T30"><text:s text:c="5"/>: <text:s/></text:span></text:h>
      <text:h text:style-name="P56" text:outline-level="2"><text:span text:style-name="T30">:</text:span><text:span text:style-name="T31">~$</text:span><text:span text:style-name="T30"> <text:s/></text:span><text:s/><text:span text:style-name="T32"><text:s text:c="2"/>scode viscode <text:s text:c="2"/></text:span></text:h>
      <text:p text:style-name="P34"/>
      <text:p text:style-name="P20"># Members of the admin group may gain root privileges</text:p>
      <text:p text:style-name="P20"><text:span text:style-name="T32">%admin ALL=(ALL) ALL <text:s text:c="6"/></text:span><text:span text:style-name="T21"><text:s text:c="2"/># here </text:span><text:span text:style-name="T22">group</text:span><text:span text:style-name="T21"> user is given all privilege</text:span></text:p>
      <text:p text:style-name="P36"/>
      <text:p text:style-name="P33">%<text:span text:style-name="T29">infinitygauntlet <text:s/>ALL=ALL <text:s text:c="2"/></text:span><text:span text:style-name="T23"># infinitygauntlet group has also all acess now</text:span></text:p>
      <text:p text:style-name="P37"/>
      <text:p text:style-name="P37"/>
      <text:p text:style-name="P34"><text:span text:style-name="T21">sudo gpasswd <text:tab/>-d thanos infinitygauntlet <text:s text:c="5"/></text:span><text:span text:style-name="T25"># thanos is kicked out from group now</text:span></text:p>
      <text:p text:style-name="P39"/>
      <text:p text:style-name="P34"><text:span text:style-name="T25">sudo userdel thanos <text:s text:c="4"/></text:span><text:span text:style-name="T26"># <text:s/>Now, thanos just got killed </text:span></text:p>
      <text:p text:style-name="P40"/>
      <text:p text:style-name="P35">now ironman will break infinitygaunlet too </text:p>
      <text:p text:style-name="P35">so new command to delete group is <text:s text:c="9"/>:</text:p>
      <text:p text:style-name="P41"><text:s/></text:p>
      <text:p text:style-name="P38">sudo groupdel infinitygauntlet</text:p>
      <text:p text:style-name="P38"/>
      <text:h text:style-name="P57" text:outline-level="3"><text:soft-page-break/></text:h>
      <text:h text:style-name="P57" text:outline-level="3">just finished and we saw the power of sudo and root user</text:h>
      <text:p text:style-name="P53">deluntanduser</text:p>
      <text:p text:style-name="P54">Now deleting the unwanted users as:</text:p>
      <text:p text:style-name="P55"/>
      <text:p text:style-name="P49">to list all <text:span text:style-name="T34">available</text:span> users :</text:p>
      <text:p text:style-name="P45"><text:span text:style-name="Source_20_Text"><text:span text:style-name="T35">cut -d: -f1 /etc/passwd</text:span></text:span></text:p>
      <text:p text:style-name="P49">To remove user :</text:p>
      <text:p text:style-name="P45"><text:span text:style-name="Source_20_Text"><text:span text:style-name="T35">sudo userdel username</text:span></text:span></text:p>
      <text:p text:style-name="P49">To remove home directory :</text:p>
      <text:p text:style-name="P45"><text:span text:style-name="Source_20_Text"><text:span text:style-name="T35">sudo rm -r /home/username</text:span></text:span></text:p>
      <text:p text:style-name="P49">To add a home directory to an existing user :</text:p>
      <text:p text:style-name="P48"><text:span text:style-name="Strong_20_Emphasis"><text:span text:style-name="T38">create a home directory</text:span></text:span></text:p>
      <text:p text:style-name="P48"><text:span text:style-name="Strong_20_Emphasis"><text:span text:style-name="T38">chown this directory for the user</text:span></text:span></text:p>
      <text:p text:style-name="P45"><text:span text:style-name="Source_20_Text"><text:span text:style-name="T35">sudo usermod -d /home/directory user</text:span></text:span></text:p>
      <text:p text:style-name="P54"/>
      <text:p text:style-name="P54"/>
      <text:p text:style-name="P52"><text:span text:style-name="T40">Unfortunately this seems to only check the current directory, not the entire folder". Presumably you mean it doesn't look in subdirectories. To fix this, use </text:span><text:span text:style-name="Source_20_Text"><text:span text:style-name="T36">find -name "filename"</text:span></text:span></text:p>
      <text:p text:style-name="P52"><text:span text:style-name="Source_20_Text"><text:span text:style-name="T36"/></text:span></text:p>
      <text:p text:style-name="P52"><text:span text:style-name="Source_20_Text"><text:span text:style-name="T36"/></text:span></text:p>
      <text:p text:style-name="P50">If the file in question is not in the current working directory, you can search your entire machine via</text:p>
      <text:p text:style-name="P51">searchentiremachine</text:p>
      <text:p text:style-name="P50"/>
      <text:p text:style-name="P45"><text:span text:style-name="Source_20_Text"><text:span text:style-name="T43">find / -name "filename"</text:span></text:span></text:p>
      <text:p text:style-name="P59"><text:span text:style-name="Source_20_Text"><text:span text:style-name="T44">find / “filename”</text:span></text:span></text:p>
      <text:p text:style-name="P48"><text:span text:style-name="T39">This also works with stuff like </text:span><text:span text:style-name="Source_20_Text"><text:span text:style-name="T37">find / -name "*.pdf"</text:span></text:span><text:span text:style-name="T39">, etc. Sometimes I like to pipe that into a grep statement as well (since, on my machine at least, it highlights the results), so I end up with something like</text:span></text:p>
      <text:p text:style-name="P45"><text:span text:style-name="Source_20_Text"><text:span text:style-name="T43">find / -name "*star*wars*" | grep star</text:span></text:span></text:p>
      <text:p text:style-name="P46">Doing this or a similar method just helps me instantly find the filename and recognize if it is in fact the file I am looking for.</text:p>
      <text:p text:style-name="P46"/>
      <text:p text:style-name="P47">Remove directory rmdirp</text:p>
      <text:p text:style-name="P47">sudo rm -r “directory name” # for directory contaning it’s files </text:p>
      <text:p text:style-name="P47"><text:soft-page-break/>sudo rm -d “directory name” # for directory I.e empty</text:p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8:55:36.526904905</meta:creation-date>
    <dc:date>2021-11-28T19:02:12.064065923</dc:date>
    <meta:editing-duration>PT46M1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9" meta:paragraph-count="282" meta:word-count="1378" meta:character-count="12566" meta:non-whitespace-character-count="10922"/>
  </office:meta>
</office:document-meta>
</file>